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Darktable_20_heading_20_3"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in" fo:margin-right="0in" fo:margin-top="0.1575in" fo:margin-bottom="0.0783in" fo:hyphenation-ladder-count="no-limit" fo:text-indent="0in"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fo:font-size="11pt"/>
    </style:style>
    <style:style style:name="P6" style:family="paragraph" style:parent-style-name="Table_20_Contents">
      <style:paragraph-properties fo:text-align="center" style:justify-single-word="false"/>
      <style:text-properties fo:font-size="11pt"/>
    </style:style>
    <style:style style:name="P7" style:family="paragraph" style:parent-style-name="Darktable_20_text" style:list-style-name="L2"/>
    <style:style style:name="P8" style:family="paragraph" style:parent-style-name="Darktable_20_text">
      <style:text-properties officeooo:paragraph-rsid="0009d4be"/>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text-properties officeooo:paragraph-rsid="00093029"/>
    </style:style>
    <style:style style:name="P12" style:family="paragraph" style:parent-style-name="Darktable_20_heading_20_2">
      <style:text-properties officeooo:paragraph-rsid="00089134"/>
    </style:style>
    <style:style style:name="P13" style:family="paragraph" style:parent-style-name="Darktable_20_heading_20_3">
      <style:text-properties officeooo:paragraph-rsid="0009d4be"/>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weight="normal" officeooo:rsid="00089134" style:font-weight-asian="normal" style:font-weight-complex="normal"/>
    </style:style>
    <style:style style:name="T4" style:family="text">
      <style:text-properties fo:font-weight="normal" officeooo:rsid="00093029" style:font-weight-asian="normal" style:font-weight-complex="normal"/>
    </style:style>
    <style:style style:name="T5" style:family="text">
      <style:text-properties fo:font-weight="normal" officeooo:rsid="0009d4be" style:font-weight-asian="normal" style:font-weight-complex="normal"/>
    </style:style>
    <style:style style:name="T6" style:family="text">
      <style:text-properties fo:font-style="normal" style:font-style-asian="normal" style:font-style-complex="normal"/>
    </style:style>
    <style:style style:name="T7" style:family="text">
      <style:text-properties officeooo:rsid="00089134"/>
    </style:style>
    <style:style style:name="T8" style:family="text">
      <style:text-properties officeooo:rsid="0009d4be"/>
    </style:style>
    <style:style style:name="fr1"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P12" text:outline-level="3"><text:span text:style-name="T7">Black and white</text:span></text:h>
      <text:p text:style-name="P11"><text:span text:style-name="T4">Since its inception, with the first daguerreotype, </text:span><text:span text:style-name="T5">photography </text:span><text:span text:style-name="T4"><text:s/>were captured in black and white by million </text:span><text:span text:style-name="T5">of</text:span><text:span text:style-name="T4"> photographers. </text:span><text:span text:style-name="T5">Today, with modern digital cameras, all the photos are shot in color but most, if not all, cameras allow to convert the image to black and white or sepia tone by enabling an option in a menu.</text:span><text:span text:style-name="T4"> </text:span><text:span text:style-name="T5">However, s</text:span><text:span text:style-name="T3">ometimes </text:span><text:span text:style-name="T4">a photo has an entirely different </text:span><text:span text:style-name="T3">mood </text:span><text:span text:style-name="T4">when seen in black and white </text:span><text:span text:style-name="T5">and that's why many photographers want to convert their images to black and white. This workflow explain how to do it with darktable.</text:span></text:p>
      <text:p text:style-name="P4"/>
      <table:table table:name="Table4" table:style-name="Table4">
        <table:table-column table:style-name="Table4.A"/>
        <table:table-column table:style-name="Table4.B"/>
        <table:table-row>
          <table:table-cell table:style-name="Table4.A1" office:value-type="string">
            <text:p text:style-name="P5"><draw:frame draw:style-name="fr1"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P13"><text:span text:style-name="T8">The daguerreotype</text:span></text:p>
            <text:p text:style-name="P8"><text:span text:style-name="T8">Explain the daguerreotype</text:span></text:p>
          </table:table-cell>
        </table:table-row>
      </table:table>
      <text:p text:style-name="Darktable_20_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07H07M15S</meta:editing-duration>
    <meta:editing-cycles>18</meta:editing-cycles>
    <meta:generator>OpenOffice.org/3.2$Unix OpenOffice.org_project/320m19$Build-9505</meta:generator>
    <meta:initial-creator>Nicholas </meta:initial-creator>
    <dc:date>2011-05-03T23:40:50</dc:date>
    <dc:creator>Mario Latronico</dc:creator>
    <meta:document-statistic meta:table-count="1" meta:image-count="1" meta:object-count="0" meta:page-count="1" meta:paragraph-count="7" meta:word-count="103" meta:character-count="606"/>
  </office:meta>
</office:document-meta>
</file>